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6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fusion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SUM([.A1:.T1])" office:value-type="float" office:value="247" calcext:value-type="float">
            <text:p>247</text:p>
          </table:table-cell>
          <table:table-cell table:formula="of:=[.A1]/[.U1]" office:value-type="float" office:value="0.566801619433198" calcext:value-type="float">
            <text:p>0.56680161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2:.T2])" office:value-type="float" office:value="430" calcext:value-type="float">
            <text:p>430</text:p>
          </table:table-cell>
          <table:table-cell table:formula="of:=[.B2]/[.U2]" office:value-type="float" office:value="0.651162790697674" calcext:value-type="float">
            <text:p>0.65116279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3:.T3])" office:value-type="float" office:value="281" calcext:value-type="float">
            <text:p>281</text:p>
          </table:table-cell>
          <table:table-cell table:formula="of:=[.C3]/[.U3]" office:value-type="float" office:value="0.711743772241993" calcext:value-type="float">
            <text:p>0.71174377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80" calcext:value-type="float">
            <text:p>28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4:.T4])" office:value-type="float" office:value="471" calcext:value-type="float">
            <text:p>471</text:p>
          </table:table-cell>
          <table:table-cell table:formula="of:=[.D4]/[.U4]" office:value-type="float" office:value="0.59447983014862" calcext:value-type="float">
            <text:p>0.59447983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5:.T5])" office:value-type="float" office:value="373" calcext:value-type="float">
            <text:p>373</text:p>
          </table:table-cell>
          <table:table-cell table:formula="of:=[.E5]/[.U5]" office:value-type="float" office:value="0.723860589812333" calcext:value-type="float">
            <text:p>0.72386058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6:.T6])" office:value-type="float" office:value="357" calcext:value-type="float">
            <text:p>357</text:p>
          </table:table-cell>
          <table:table-cell table:formula="of:=[.F6]/[.U6]" office:value-type="float" office:value="0.812324929971989" calcext:value-type="float">
            <text:p>0.812324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7:.T7])" office:value-type="float" office:value="338" calcext:value-type="float">
            <text:p>338</text:p>
          </table:table-cell>
          <table:table-cell table:formula="of:=[.G7]/[.U7]" office:value-type="float" office:value="0.828402366863905" calcext:value-type="float">
            <text:p>0.82840236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A8:.T8])" office:value-type="float" office:value="387" calcext:value-type="float">
            <text:p>387</text:p>
          </table:table-cell>
          <table:table-cell table:formula="of:=[.H8]/[.U8]" office:value-type="float" office:value="0.749354005167959" calcext:value-type="float">
            <text:p>0.74935400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9:.T9])" office:value-type="float" office:value="381" calcext:value-type="float">
            <text:p>381</text:p>
          </table:table-cell>
          <table:table-cell table:formula="of:=[.I9]/[.U9]" office:value-type="float" office:value="0.761154855643045" calcext:value-type="float">
            <text:p>0.76115485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10:.T10])" office:value-type="float" office:value="344" calcext:value-type="float">
            <text:p>344</text:p>
          </table:table-cell>
          <table:table-cell table:formula="of:=[.J10]/[.U10]" office:value-type="float" office:value="0.930232558139535" calcext:value-type="float">
            <text:p>0.93023255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A11:.T11])" office:value-type="float" office:value="617" calcext:value-type="float">
            <text:p>617</text:p>
          </table:table-cell>
          <table:table-cell table:formula="of:=[.K11]/[.U11]" office:value-type="float" office:value="0.59967585089141" calcext:value-type="float">
            <text:p>0.59967585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A12:.T12])" office:value-type="float" office:value="415" calcext:value-type="float">
            <text:p>415</text:p>
          </table:table-cell>
          <table:table-cell table:formula="of:=[.L12]/[.U12]" office:value-type="float" office:value="0.72289156626506" calcext:value-type="float">
            <text:p>0.72289156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3:.T13])" office:value-type="float" office:value="319" calcext:value-type="float">
            <text:p>319</text:p>
          </table:table-cell>
          <table:table-cell table:formula="of:=[.M13]/[.U13]" office:value-type="float" office:value="0.721003134796238" calcext:value-type="float">
            <text:p>0.72100313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A14:.T14])" office:value-type="float" office:value="376" calcext:value-type="float">
            <text:p>376</text:p>
          </table:table-cell>
          <table:table-cell table:formula="of:=[.N14]/[.U14]" office:value-type="float" office:value="0.824468085106383" calcext:value-type="float">
            <text:p>0.82446808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A15:.T15])" office:value-type="float" office:value="408" calcext:value-type="float">
            <text:p>408</text:p>
          </table:table-cell>
          <table:table-cell table:formula="of:=[.O15]/[.U15]" office:value-type="float" office:value="0.759803921568627" calcext:value-type="float">
            <text:p>0.759803921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formula="of:=SUM([.A16:.T16])" office:value-type="float" office:value="633" calcext:value-type="float">
            <text:p>633</text:p>
          </table:table-cell>
          <table:table-cell table:formula="of:=[.P16]/[.U16]" office:value-type="float" office:value="0.552922590837283" calcext:value-type="float">
            <text:p>0.5529225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formula="of:=SUM([.A17:.T17])" office:value-type="float" office:value="462" calcext:value-type="float">
            <text:p>462</text:p>
          </table:table-cell>
          <table:table-cell table:formula="of:=[.Q17]/[.U17]" office:value-type="float" office:value="0.584415584415584" calcext:value-type="float">
            <text:p>0.584415584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A18:.T18])" office:value-type="float" office:value="367" calcext:value-type="float">
            <text:p>367</text:p>
          </table:table-cell>
          <table:table-cell table:formula="of:=[.R18]/[.U18]" office:value-type="float" office:value="0.817438692098093" calcext:value-type="float">
            <text:p>0.81743869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formula="of:=SUM([.A19:.T19])" office:value-type="float" office:value="226" calcext:value-type="float">
            <text:p>226</text:p>
          </table:table-cell>
          <table:table-cell table:formula="of:=[.S19]/[.U19]" office:value-type="float" office:value="0.619469026548672" calcext:value-type="float">
            <text:p>0.61946902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SUM([.A20:.T20])" office:value-type="float" office:value="93" calcext:value-type="float">
            <text:p>93</text:p>
          </table:table-cell>
          <table:table-cell table:formula="of:=[.T20]/[.U20]" office:value-type="float" office:value="0.505376344086022" calcext:value-type="float">
            <text:p>0.505376344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22:52:33.226000000</dc:date>
    <meta:editing-duration>PT9M2S</meta:editing-duration>
    <meta:editing-cycles>1</meta:editing-cycles>
    <meta:document-statistic meta:table-count="1" meta:cell-count="442" meta:object-count="0"/>
    <meta:generator>LibreOffice/5.0.4.2$Windows_x86 LibreOffice_project/2b9802c1994aa0b7dc6079e128979269cf95bc78</meta:generator>
  </office:meta>
</office:document-meta>
</file>